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" manifest:full-path="ObjectReplacements/"/>
  <manifest:file-entry manifest:media-type="text/xml" manifest:full-path="Object 10/content.xml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progres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toolpanel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" manifest:full-path="Object 10/Configurations2/statusbar/"/>
  <manifest:file-entry manifest:media-type="application/vnd.sun.xml.ui.configuration" manifest:full-path="Object 10/Configurations2/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progres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toolpanel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" manifest:full-path="Object 11/Configurations2/statusbar/"/>
  <manifest:file-entry manifest:media-type="application/vnd.sun.xml.ui.configuration" manifest:full-path="Object 11/Configurations2/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progres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toolpanel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" manifest:full-path="Object 12/Configurations2/statusbar/"/>
  <manifest:file-entry manifest:media-type="application/vnd.sun.xml.ui.configuration" manifest:full-path="Object 12/Configurations2/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progres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toolpanel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" manifest:full-path="Object 13/Configurations2/statusbar/"/>
  <manifest:file-entry manifest:media-type="application/vnd.sun.xml.ui.configuration" manifest:full-path="Object 13/Configurations2/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progres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toolpanel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" manifest:full-path="Object 14/Configurations2/statusbar/"/>
  <manifest:file-entry manifest:media-type="application/vnd.sun.xml.ui.configuration" manifest:full-path="Object 14/Configurations2/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6/content.xml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progres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toolpanel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" manifest:full-path="Object 16/Configurations2/statusbar/"/>
  <manifest:file-entry manifest:media-type="application/vnd.sun.xml.ui.configuration" manifest:full-path="Object 16/Configurations2/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7/content.xml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progres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toolpanel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" manifest:full-path="Object 17/Configurations2/statusbar/"/>
  <manifest:file-entry manifest:media-type="application/vnd.sun.xml.ui.configuration" manifest:full-path="Object 17/Configurations2/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8/content.xml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progres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toolpanel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" manifest:full-path="Object 18/Configurations2/statusbar/"/>
  <manifest:file-entry manifest:media-type="application/vnd.sun.xml.ui.configuration" manifest:full-path="Object 18/Configurations2/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Object 20/content.xml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progres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toolpanel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" manifest:full-path="Object 20/Configurations2/statusbar/"/>
  <manifest:file-entry manifest:media-type="application/vnd.sun.xml.ui.configuration" manifest:full-path="Object 20/Configurations2/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text/xml" manifest:full-path="Object 21/content.xml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progres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toolpanel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" manifest:full-path="Object 21/Configurations2/statusbar/"/>
  <manifest:file-entry manifest:media-type="application/vnd.sun.xml.ui.configuration" manifest:full-path="Object 21/Configurations2/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accelerator/"/>
  <manifest:file-entry manifest:media-type="text/xml" manifest:full-path="Object 22/content.xml"/>
  <manifest:file-entry manifest:media-type="" manifest:full-path="Object 22/progressbar/"/>
  <manifest:file-entry manifest:media-type="" manifest:full-path="Object 22/floater/"/>
  <manifest:file-entry manifest:media-type="" manifest:full-path="Object 22/popupmenu/"/>
  <manifest:file-entry manifest:media-type="" manifest:full-path="Object 22/toolpanel/"/>
  <manifest:file-entry manifest:media-type="" manifest:full-path="Object 22/menubar/"/>
  <manifest:file-entry manifest:media-type="" manifest:full-path="Object 22/toolbar/"/>
  <manifest:file-entry manifest:media-type="" manifest:full-path="Object 22/images/Bitmaps/"/>
  <manifest:file-entry manifest:media-type="" manifest:full-path="Object 22/images/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progres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toolpanel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" manifest:full-path="Object 22/Configurations2/statusbar/"/>
  <manifest:file-entry manifest:media-type="application/vnd.sun.xml.ui.configuration" manifest:full-path="Object 22/Configurations2/"/>
  <manifest:file-entry manifest:media-type="" manifest:full-path="Object 22/statusbar/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Object 23/content.xml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progressba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toolpanel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" manifest:full-path="Object 23/Configurations2/statusbar/"/>
  <manifest:file-entry manifest:media-type="application/vnd.sun.xml.ui.configuration" manifest:full-path="Object 23/Configurations2/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Object 24/content.xml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progressba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toolpanel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" manifest:full-path="Object 24/Configurations2/statusbar/"/>
  <manifest:file-entry manifest:media-type="application/vnd.sun.xml.ui.configuration" manifest:full-path="Object 24/Configurations2/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text/xml" manifest:full-path="Object 25/content.xml"/>
  <manifest:file-entry manifest:media-type="" manifest:full-path="Object 25/Configurations2/accelerator/current.xml"/>
  <manifest:file-entry manifest:media-type="" manifest:full-path="Object 25/Configurations2/accelerator/"/>
  <manifest:file-entry manifest:media-type="" manifest:full-path="Object 25/Configurations2/progressba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toolpanel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" manifest:full-path="Object 25/Configurations2/statusbar/"/>
  <manifest:file-entry manifest:media-type="application/vnd.sun.xml.ui.configuration" manifest:full-path="Object 25/Configurations2/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text/xml" manifest:full-path="Object 26/content.xml"/>
  <manifest:file-entry manifest:media-type="" manifest:full-path="Object 26/Configurations2/accelerator/current.xml"/>
  <manifest:file-entry manifest:media-type="" manifest:full-path="Object 26/Configurations2/accelerator/"/>
  <manifest:file-entry manifest:media-type="" manifest:full-path="Object 26/Configurations2/progressba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toolpanel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" manifest:full-path="Object 26/Configurations2/statusbar/"/>
  <manifest:file-entry manifest:media-type="application/vnd.sun.xml.ui.configuration" manifest:full-path="Object 26/Configurations2/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Object 27/content.xml"/>
  <manifest:file-entry manifest:media-type="" manifest:full-path="Object 27/Configurations2/accelerator/current.xml"/>
  <manifest:file-entry manifest:media-type="" manifest:full-path="Object 27/Configurations2/accelerator/"/>
  <manifest:file-entry manifest:media-type="" manifest:full-path="Object 27/Configurations2/progressba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toolpanel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" manifest:full-path="Object 27/Configurations2/statusbar/"/>
  <manifest:file-entry manifest:media-type="application/vnd.sun.xml.ui.configuration" manifest:full-path="Object 27/Configurations2/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Object 28/content.xml"/>
  <manifest:file-entry manifest:media-type="" manifest:full-path="Object 28/Configurations2/accelerator/current.xml"/>
  <manifest:file-entry manifest:media-type="" manifest:full-path="Object 28/Configurations2/accelerator/"/>
  <manifest:file-entry manifest:media-type="" manifest:full-path="Object 28/Configurations2/progressba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toolpanel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" manifest:full-path="Object 28/Configurations2/statusbar/"/>
  <manifest:file-entry manifest:media-type="application/vnd.sun.xml.ui.configuration" manifest:full-path="Object 28/Configurations2/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Object 29/content.xml"/>
  <manifest:file-entry manifest:media-type="" manifest:full-path="Object 29/Configurations2/accelerator/current.xml"/>
  <manifest:file-entry manifest:media-type="" manifest:full-path="Object 29/Configurations2/accelerator/"/>
  <manifest:file-entry manifest:media-type="" manifest:full-path="Object 29/Configurations2/progressba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toolpanel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" manifest:full-path="Object 29/Configurations2/statusbar/"/>
  <manifest:file-entry manifest:media-type="application/vnd.sun.xml.ui.configuration" manifest:full-path="Object 29/Configurations2/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accelerator/"/>
  <manifest:file-entry manifest:media-type="text/xml" manifest:full-path="Object 1/content.xml"/>
  <manifest:file-entry manifest:media-type="" manifest:full-path="Object 1/progressbar/"/>
  <manifest:file-entry manifest:media-type="" manifest:full-path="Object 1/floater/"/>
  <manifest:file-entry manifest:media-type="" manifest:full-path="Object 1/popupmenu/"/>
  <manifest:file-entry manifest:media-type="" manifest:full-path="Object 1/toolpanel/"/>
  <manifest:file-entry manifest:media-type="" manifest:full-path="Object 1/menubar/"/>
  <manifest:file-entry manifest:media-type="" manifest:full-path="Object 1/toolbar/"/>
  <manifest:file-entry manifest:media-type="" manifest:full-path="Object 1/images/Bitmaps/"/>
  <manifest:file-entry manifest:media-type="" manifest:full-path="Object 1/images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" manifest:full-path="Object 1/statusbar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accelerator/"/>
  <manifest:file-entry manifest:media-type="text/xml" manifest:full-path="Object 2/content.xml"/>
  <manifest:file-entry manifest:media-type="" manifest:full-path="Object 2/progressbar/"/>
  <manifest:file-entry manifest:media-type="" manifest:full-path="Object 2/floater/"/>
  <manifest:file-entry manifest:media-type="" manifest:full-path="Object 2/popupmenu/"/>
  <manifest:file-entry manifest:media-type="" manifest:full-path="Object 2/toolpanel/"/>
  <manifest:file-entry manifest:media-type="" manifest:full-path="Object 2/menubar/"/>
  <manifest:file-entry manifest:media-type="" manifest:full-path="Object 2/toolbar/"/>
  <manifest:file-entry manifest:media-type="" manifest:full-path="Object 2/images/Bitmaps/"/>
  <manifest:file-entry manifest:media-type="" manifest:full-path="Object 2/images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" manifest:full-path="Object 2/statusbar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accelerator/"/>
  <manifest:file-entry manifest:media-type="text/xml" manifest:full-path="Object 3/content.xml"/>
  <manifest:file-entry manifest:media-type="" manifest:full-path="Object 3/progressbar/"/>
  <manifest:file-entry manifest:media-type="" manifest:full-path="Object 3/floater/"/>
  <manifest:file-entry manifest:media-type="" manifest:full-path="Object 3/popupmenu/"/>
  <manifest:file-entry manifest:media-type="" manifest:full-path="Object 3/toolpanel/"/>
  <manifest:file-entry manifest:media-type="" manifest:full-path="Object 3/menubar/"/>
  <manifest:file-entry manifest:media-type="" manifest:full-path="Object 3/toolbar/"/>
  <manifest:file-entry manifest:media-type="" manifest:full-path="Object 3/images/Bitmaps/"/>
  <manifest:file-entry manifest:media-type="" manifest:full-path="Object 3/images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" manifest:full-path="Object 3/statusbar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toolpanel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progres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toolpanel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" manifest:full-path="Object 7/Configurations2/statusbar/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progres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toolpanel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" manifest:full-path="Object 8/Configurations2/statusbar/"/>
  <manifest:file-entry manifest:media-type="application/vnd.sun.xml.ui.configuration" manifest:full-path="Object 8/Configurations2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progres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toolpanel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" manifest:full-path="Object 9/Configurations2/statusbar/"/>
  <manifest:file-entry manifest:media-type="application/vnd.sun.xml.ui.configuration" manifest:full-path="Object 9/Configurations2/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Object 30/content.xml"/>
  <manifest:file-entry manifest:media-type="" manifest:full-path="Object 30/Configurations2/accelerator/current.xml"/>
  <manifest:file-entry manifest:media-type="" manifest:full-path="Object 30/Configurations2/accelerator/"/>
  <manifest:file-entry manifest:media-type="" manifest:full-path="Object 30/Configurations2/progressba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toolpanel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" manifest:full-path="Object 30/Configurations2/statusbar/"/>
  <manifest:file-entry manifest:media-type="application/vnd.sun.xml.ui.configuration" manifest:full-path="Object 30/Configurations2/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text/xml" manifest:full-path="Object 31/content.xml"/>
  <manifest:file-entry manifest:media-type="" manifest:full-path="Object 31/Configurations2/accelerator/current.xml"/>
  <manifest:file-entry manifest:media-type="" manifest:full-path="Object 31/Configurations2/accelerator/"/>
  <manifest:file-entry manifest:media-type="" manifest:full-path="Object 31/Configurations2/progressba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toolpanel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" manifest:full-path="Object 31/Configurations2/statusbar/"/>
  <manifest:file-entry manifest:media-type="application/vnd.sun.xml.ui.configuration" manifest:full-path="Object 31/Configurations2/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text/xml" manifest:full-path="Object 32/content.xml"/>
  <manifest:file-entry manifest:media-type="" manifest:full-path="Object 32/Configurations2/accelerator/current.xml"/>
  <manifest:file-entry manifest:media-type="" manifest:full-path="Object 32/Configurations2/accelerator/"/>
  <manifest:file-entry manifest:media-type="" manifest:full-path="Object 32/Configurations2/progressba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toolpanel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" manifest:full-path="Object 32/Configurations2/statusbar/"/>
  <manifest:file-entry manifest:media-type="application/vnd.sun.xml.ui.configuration" manifest:full-path="Object 32/Configurations2/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Object 33/content.xml"/>
  <manifest:file-entry manifest:media-type="" manifest:full-path="Object 33/Configurations2/accelerator/current.xml"/>
  <manifest:file-entry manifest:media-type="" manifest:full-path="Object 33/Configurations2/accelerator/"/>
  <manifest:file-entry manifest:media-type="" manifest:full-path="Object 33/Configurations2/progressba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toolpanel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" manifest:full-path="Object 33/Configurations2/statusbar/"/>
  <manifest:file-entry manifest:media-type="application/vnd.sun.xml.ui.configuration" manifest:full-path="Object 33/Configurations2/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text/xml" manifest:full-path="Object 34/content.xml"/>
  <manifest:file-entry manifest:media-type="" manifest:full-path="Object 34/Configurations2/accelerator/current.xml"/>
  <manifest:file-entry manifest:media-type="" manifest:full-path="Object 34/Configurations2/accelerator/"/>
  <manifest:file-entry manifest:media-type="" manifest:full-path="Object 34/Configurations2/progressba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toolpanel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" manifest:full-path="Object 34/Configurations2/statusbar/"/>
  <manifest:file-entry manifest:media-type="application/vnd.sun.xml.ui.configuration" manifest:full-path="Object 34/Configurations2/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text/xml" manifest:full-path="Object 35/content.xml"/>
  <manifest:file-entry manifest:media-type="" manifest:full-path="Object 35/Configurations2/accelerator/current.xml"/>
  <manifest:file-entry manifest:media-type="" manifest:full-path="Object 35/Configurations2/accelerator/"/>
  <manifest:file-entry manifest:media-type="" manifest:full-path="Object 35/Configurations2/progressba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toolpanel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" manifest:full-path="Object 35/Configurations2/statusbar/"/>
  <manifest:file-entry manifest:media-type="application/vnd.sun.xml.ui.configuration" manifest:full-path="Object 35/Configurations2/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text/xml" manifest:full-path="Object 36/content.xml"/>
  <manifest:file-entry manifest:media-type="" manifest:full-path="Object 36/Configurations2/accelerator/current.xml"/>
  <manifest:file-entry manifest:media-type="" manifest:full-path="Object 36/Configurations2/accelerator/"/>
  <manifest:file-entry manifest:media-type="" manifest:full-path="Object 36/Configurations2/progressba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toolpanel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" manifest:full-path="Object 36/Configurations2/statusbar/"/>
  <manifest:file-entry manifest:media-type="application/vnd.sun.xml.ui.configuration" manifest:full-path="Object 36/Configurations2/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text/xml" manifest:full-path="Object 37/content.xml"/>
  <manifest:file-entry manifest:media-type="" manifest:full-path="Object 37/Configurations2/accelerator/current.xml"/>
  <manifest:file-entry manifest:media-type="" manifest:full-path="Object 37/Configurations2/accelerator/"/>
  <manifest:file-entry manifest:media-type="" manifest:full-path="Object 37/Configurations2/progressba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toolpanel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" manifest:full-path="Object 37/Configurations2/statusbar/"/>
  <manifest:file-entry manifest:media-type="application/vnd.sun.xml.ui.configuration" manifest:full-path="Object 37/Configurations2/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vertical-align="middle" draw:auto-grow-height="false" fo:min-height="0.749cm" fo:min-width="0.499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Fine_20_Dashed_20__28_var_29_" draw:fill="none" draw:textarea-horizontal-align="justify" draw:textarea-vertical-align="middle" draw:auto-grow-height="false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Fine_20_Dashed_20__28_var_29_" draw:marker-start="Symmetric_20_Arrow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marker-start="Dimension_20_Lines" draw:marker-end="Dimension_20_Lines" draw:textarea-horizontal-align="center" draw:textarea-vertical-align="middle"/>
    </style:style>
    <style:style style:name="gr8" style:family="graphic" style:parent-style-name="standard">
      <style:graphic-properties draw:ole-draw-aspect="1" style:protect="size"/>
    </style:style>
    <style:style style:name="gr9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48cm" fo:min-width="0cm"/>
    </style:style>
    <style:style style:name="gr13" style:family="graphic" style:parent-style-name="standard">
      <style:graphic-properties draw:fill-color="#000000" draw:opacity="25%" draw:textarea-horizontal-align="center" draw:textarea-vertical-align="middle" draw:shadow-opacity="25%"/>
    </style:style>
    <style:style style:name="gr14" style:family="graphic" style:parent-style-name="standard">
      <style:graphic-properties draw:fill="none" draw:textarea-horizontal-align="center" draw:textarea-vertical-align="middle" draw:auto-grow-height="false" fo:min-height="0.749cm" fo:min-width="0.499cm" draw:shadow="hidden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8.788cm"/>
    </style:style>
    <style:style style:name="gr16" style:family="graphic" style:parent-style-name="standard">
      <style:graphic-properties draw:stroke="none" draw:fill-color="#000000" draw:opacity="25%" draw:textarea-horizontal-align="center" draw:textarea-vertical-align="middle" draw:shadow-opacity="25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style="italic" style:font-size-asian="11pt" style:font-style-asian="italic" style:font-size-complex="11pt" style:font-style-complex="italic"/>
    </style:style>
    <style:style style:name="T3" style:family="text">
      <style:text-properties fo:font-family="'Liberation Sans'" style:font-style-name="Regular" style:font-family-generic="swiss" fo:font-size="11pt" fo:font-style="italic" style:font-family-asian="'Liberation Sans'" style:font-style-name-asian="Regular" style:font-family-generic-asian="swiss" style:font-size-asian="11pt" style:font-style-asian="italic" style:font-family-complex="'Liberation Sans'" style:font-style-name-complex="Regular" style:font-family-generic-complex="swiss" style:font-size-complex="11pt" style:font-style-complex="italic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family="'Liberation Sans'" style:font-style-name="Regular" style:font-family-generic="swiss" fo:font-size="11pt" style:font-family-asian="'Liberation Sans'" style:font-style-name-asian="Regular" style:font-family-generic-asian="swiss" style:font-size-asian="11pt" style:font-family-complex="'Liberation Sans'" style:font-style-name-complex="Regular" style:font-family-generic-complex="swiss" style:font-size-complex="11pt"/>
    </style:style>
    <style:style style:name="T6" style:family="text">
      <style:text-properties fo:font-family="'Liberation Serif'" style:font-style-name="Regular" style:font-family-generic="roman" fo:font-size="11pt" fo:font-style="italic" style:font-family-asian="'Liberation Serif'" style:font-style-name-asian="Regular" style:font-family-generic-asian="roman" style:font-size-asian="11pt" style:font-style-asian="italic" style:font-family-complex="'Liberation Serif'" style:font-style-name-complex="Regular" style:font-family-generic-complex="roman" style:font-size-complex="11pt" style:font-style-complex="italic"/>
    </style:style>
    <style:style style:name="T7" style:family="text">
      <style:text-properties fo:font-family="'Liberation Serif'" style:font-style-name="Regular" style:font-family-generic="roman" fo:font-size="11pt" style:font-family-asian="'Liberation Serif'" style:font-style-name-asian="Regular" style:font-family-generic-asian="roman" style:font-size-asian="11pt" style:font-family-complex="'Liberation Serif'" style:font-style-name-complex="Regular" style:font-family-generic-complex="roman" style:font-size-complex="11pt"/>
    </style:style>
    <style:style style:name="T8" style:family="text">
      <style:text-properties fo:font-family="'Liberation Sans'" style:font-style-name="Regular" style:font-family-generic="swiss" fo:font-size="11pt" style:font-family-asian="'Liberation Serif'" style:font-style-name-asian="Regular" style:font-family-generic-asian="roman" style:font-size-asian="11pt" style:font-family-complex="'Liberation Serif'" style:font-style-name-complex="Regular" style:font-family-generic-complex="roman" style:font-size-complex="11pt"/>
    </style:style>
    <style:style style:name="T9" style:family="text">
      <style:text-properties fo:font-family="'Liberation Sans'" style:font-style-name="Regular" style:font-family-generic="swiss" fo:font-size="11pt" fo:font-style="italic" style:font-family-asian="'Liberation Serif'" style:font-style-name-asian="Regular" style:font-family-generic-asian="roman" style:font-size-asian="11pt" style:font-style-asian="italic" style:font-family-complex="'Liberation Serif'" style:font-style-name-complex="Regular" style:font-family-generic-complex="roman" style:font-size-complex="11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768cm" svg:height="1.768cm" svg:x="17.233cm" svg:y="8.927cm">
            <text:p/>
            <draw:enhanced-geometry draw:mirror-horizontal="true" draw:glue-point-type="segments" draw:type="mso-spt100" draw:modifiers="-0.466821116422662 -62.8598623553881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1" draw:layer="layout" svg:width="0.988cm" svg:height="0.179cm" svg:x="17.236cm" svg:y="9.79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0.519cm" svg:height="0.96cm" svg:x="17.702cm" svg:y="9.017cm">
            <text:p/>
            <draw:enhanced-geometry svg:viewBox="0 0 21600 21600" draw:mirror-horizontal="true" draw:type="rectangle" draw:enhanced-path="M 0 0 L 21600 0 21600 21600 0 21600 0 0 Z N"/>
          </draw:custom-shape>
        </draw:g>
        <draw:custom-shape draw:style-name="gr1" draw:text-style-name="P1" draw:layer="layout" svg:width="1.768cm" svg:height="1.768cm" svg:x="11.713cm" svg:y="8.924cm">
          <text:p/>
          <draw:enhanced-geometry draw:glue-point-type="segments" draw:type="mso-spt100" draw:modifiers="-0.466821116422662 -62.859862355388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0.988cm" svg:height="0.179cm" svg:x="12.49cm" svg:y="9.7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19cm" svg:height="0.96cm" svg:x="12.49cm" svg:y="9.0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964cm" svg:height="7.296cm" svg:x="11.077cm" svg:y="13.0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6.684cm" svg:height="6.683cm" svg:x="11.21cm" svg:y="13.004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4" draw:text-style-name="P1" draw:layer="layout" svg:width="3.342cm" svg:height="3.341cm" svg:x="12.881cm" svg:y="14.907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3" draw:text-style-name="P1" draw:layer="layout" svg:width="3.524cm" svg:height="3.613cm" svg:x="12.79cm" svg:y="14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2.524cm" svg:y1="19.659cm" svg:x2="14.607cm" svg:y2="16.845cm">
          <text:p/>
        </draw:line>
        <draw:line draw:style-name="gr5" draw:text-style-name="P1" draw:layer="layout" svg:x1="12.781cm" svg:y1="16.858cm" svg:x2="14.607cm" svg:y2="16.845cm">
          <text:p/>
        </draw:line>
        <draw:custom-shape draw:style-name="gr4" draw:text-style-name="P1" draw:layer="layout" svg:width="6.067cm" svg:height="3.13cm" svg:x="1.727cm" svg:y="6.366cm">
          <text:p/>
          <draw:enhanced-geometry svg:viewBox="0 0 21600 21600" draw:mirror-horizontal="false" draw:mirror-vertical="false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4" draw:text-style-name="P1" draw:layer="layout" svg:width="3.033cm" svg:height="1.565cm" svg:x="3.244cm" svg:y="5.762cm">
          <text:p/>
          <draw:enhanced-geometry svg:viewBox="0 0 21600 21600" draw:mirror-horizontal="false" draw:mirror-vertical="false" draw:glue-points="10800 0 0 8260 4230 21600 10800 21600 17370 21600 21600 8260" draw:text-areas="4230 5080 17370 21600" draw:type="pentagon" draw:enhanced-path="M 10800 0 L 0 8260 4230 21600 17370 21600 21600 8260 10800 0 Z N"/>
        </draw:custom-shape>
        <draw:line draw:style-name="gr6" draw:text-style-name="P1" draw:layer="layout" svg:x1="6.277cm" svg:y1="6.364cm" svg:x2="7.801cm" svg:y2="7.559cm">
          <text:p/>
        </draw:line>
        <draw:line draw:style-name="gr6" draw:text-style-name="P1" draw:layer="layout" svg:x1="5.692cm" svg:y1="7.326cm" svg:x2="6.595cm" svg:y2="9.471cm">
          <text:p/>
        </draw:line>
        <draw:line draw:style-name="gr6" draw:text-style-name="P1" draw:layer="layout" svg:x1="3.829cm" svg:y1="7.326cm" svg:x2="2.927cm" svg:y2="9.495cm">
          <text:p/>
        </draw:line>
        <draw:line draw:style-name="gr6" draw:text-style-name="P1" draw:layer="layout" svg:x1="3.231cm" svg:y1="6.364cm" svg:x2="1.732cm" svg:y2="7.559cm">
          <text:p/>
        </draw:line>
        <draw:line draw:style-name="gr6" draw:text-style-name="P1" draw:layer="layout" svg:x1="4.755cm" svg:y1="5.779cm" svg:x2="4.755cm" svg:y2="6.352cm">
          <text:p/>
        </draw:line>
        <draw:line draw:style-name="gr7" draw:text-style-name="P1" draw:layer="layout" svg:x1="2.926cm" svg:y1="10.036cm" svg:x2="6.607cm" svg:y2="10.036cm">
          <text:p/>
        </draw:line>
        <draw:frame draw:style-name="gr8" draw:layer="layout" svg:width="0.539cm" svg:height="0.469cm" svg:x="4.381cm" svg:y="10.17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7" draw:text-style-name="P1" draw:layer="layout" svg:x1="2.64cm" svg:y1="6.814cm" svg:x2="3.388cm" svg:y2="7.725cm">
          <text:p/>
        </draw:line>
        <draw:frame draw:style-name="gr8" draw:layer="layout" svg:width="0.442cm" svg:height="0.469cm" svg:x="2.605cm" svg:y="7.23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7" draw:text-style-name="P1" draw:layer="layout" svg:x1="8.009cm" svg:y1="8.954cm" svg:x2="8.009cm" svg:y2="7.319cm">
          <text:p/>
        </draw:line>
        <draw:frame draw:style-name="gr8" draw:layer="layout" svg:width="0.421cm" svg:height="0.469cm" svg:x="8.14cm" svg:y="7.887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9" draw:text-style-name="P1" draw:layer="layout" svg:x1="5.681cm" svg:y1="7.333cm" svg:x2="7.925cm" svg:y2="7.333cm">
          <text:p/>
        </draw:line>
        <draw:line draw:style-name="gr9" draw:text-style-name="P1" draw:layer="layout" svg:x1="5.681cm" svg:y1="8.919cm" svg:x2="7.925cm" svg:y2="8.919cm">
          <text:p/>
        </draw:line>
        <draw:line draw:style-name="gr9" draw:text-style-name="P1" draw:layer="layout" svg:x1="5.681cm" svg:y1="8.919cm" svg:x2="5.667cm" svg:y2="7.333cm">
          <text:p/>
        </draw:line>
        <draw:line draw:style-name="gr9" draw:text-style-name="P1" draw:layer="layout" svg:x1="6.591cm" svg:y1="10.036cm" svg:x2="6.591cm" svg:y2="9.461cm">
          <text:p/>
        </draw:line>
        <draw:line draw:style-name="gr9" draw:text-style-name="P1" draw:layer="layout" svg:x1="2.923cm" svg:y1="10.037cm" svg:x2="2.923cm" svg:y2="9.462cm">
          <text:p/>
        </draw:line>
        <draw:line draw:style-name="gr9" draw:text-style-name="P1" draw:layer="layout" svg:x1="3.302cm" svg:y1="7.767cm" svg:x2="3.828cm" svg:y2="7.323cm">
          <text:p/>
        </draw:line>
        <draw:line draw:style-name="gr9" draw:text-style-name="P1" draw:layer="layout" svg:x1="2.72cm" svg:y1="6.785cm" svg:x2="3.246cm" svg:y2="6.341cm">
          <text:p/>
        </draw:line>
        <draw:custom-shape draw:style-name="gr4" draw:text-style-name="P1" draw:layer="layout" svg:width="5.51cm" svg:height="2.821cm" svg:x="12.603cm" svg:y="6.975cm">
          <text:p/>
          <draw:enhanced-geometry svg:viewBox="0 0 21600 21600" draw:mirror-horizontal="true" draw:mirror-vertical="true" draw:glue-points="?f6 10800 10800 21600 ?f5 10800 10800 0" draw:text-areas="?f3 ?f3 ?f4 ?f4" draw:type="trapezoid" draw:modifiers="5561.2394366197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7" draw:text-style-name="P1" draw:layer="layout" svg:x1="12.603cm" svg:y1="10.214cm" svg:x2="18.113cm" svg:y2="10.214cm">
          <text:p/>
        </draw:line>
        <draw:frame draw:style-name="gr8" draw:layer="layout" svg:width="0.539cm" svg:height="0.469cm" svg:x="14.982cm" svg:y="10.37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7" draw:text-style-name="P1" draw:layer="layout" svg:x1="14.003cm" svg:y1="6.563cm" svg:x2="16.714cm" svg:y2="6.563cm">
          <text:p/>
        </draw:line>
        <draw:frame draw:style-name="gr8" draw:layer="layout" svg:width="0.442cm" svg:height="0.469cm" svg:x="14.982cm" svg:y="6.071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7" draw:text-style-name="P1" draw:layer="layout" svg:x1="17.042cm" svg:y1="6.848cm" svg:x2="18.376cm" svg:y2="9.603cm">
          <text:p/>
        </draw:line>
        <draw:frame draw:style-name="gr8" draw:layer="layout" svg:width="0.742cm" svg:height="0.469cm" svg:x="17.802cm" svg:y="7.9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7" draw:text-style-name="P1" draw:layer="layout" svg:x1="5.768cm" svg:y1="19.385cm" svg:x2="5.768cm" svg:y2="24.152cm">
          <text:p/>
        </draw:line>
        <draw:frame draw:style-name="gr8" draw:layer="layout" svg:width="0.742cm" svg:height="0.469cm" svg:x="12.202cm" svg:y="7.801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8" draw:layer="layout" svg:width="0.476cm" svg:height="0.469cm" svg:x="12.829cm" svg:y="9.26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8" draw:layer="layout" svg:width="0.476cm" svg:height="0.469cm" svg:x="17.353cm" svg:y="9.217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1" draw:text-style-name="P1" draw:layer="layout" svg:width="1.768cm" svg:height="1.768cm" svg:x="13.137cm" svg:y="6.095cm">
          <text:p/>
          <draw:enhanced-geometry draw:glue-point-type="segments" draw:type="mso-spt100" draw:modifiers="116.727668846916 -0.03275916138918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" draw:text-style-name="P1" draw:layer="layout" svg:width="1.768cm" svg:height="1.768cm" svg:x="15.81cm" svg:y="6.095cm">
          <text:p/>
          <draw:enhanced-geometry draw:mirror-horizontal="true" draw:glue-point-type="segments" draw:type="mso-spt100" draw:modifiers="116.727668846916 -0.03275916138918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8" draw:layer="layout" svg:width="0.432cm" svg:height="0.482cm" svg:x="16.219cm" svg:y="7.1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8" draw:layer="layout" svg:width="0.432cm" svg:height="0.482cm" svg:x="14.083cm" svg:y="7.109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custom-shape draw:style-name="gr10" draw:text-style-name="P1" draw:layer="layout" svg:width="1.925cm" svg:height="0.72cm" svg:x="9.402cm" svg:y="7.6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2" draw:layer="layout" svg:width="17.109cm" svg:height="1.979cm" svg:x="1.951cm" svg:y="3.277cm">
          <draw:text-box>
            <text:p text:style-name="P1"><text:span text:style-name="T1">Having a cone frustrum with a regular polygon with </text:span><text:span text:style-name="T2">n</text:span><text:span text:style-name="T1"> edges as base, and a regular polygon with </text:span></text:p>
            <text:p text:style-name="P1"><text:span text:style-name="T2">n</text:span><text:span text:style-name="T1"> edges as top, we want to create a trapezoid that can be printed in </text:span><text:span text:style-name="T2">n</text:span><text:span text:style-name="T1"> copies and assembled.</text:span></text:p>
            <text:p text:style-name="P1"><text:span text:style-name="T1"/></text:p>
            <text:p text:style-name="P1"><text:span text:style-name="T1">We will therefore need to find </text:span><text:span text:style-name="T3">α </text:span><text:span text:style-name="T1">and </text:span><text:span text:style-name="T2">psl.</text:span></text:p>
          </draw:text-box>
        </draw:frame>
        <draw:frame draw:style-name="gr12" draw:text-style-name="P3" draw:layer="layout" svg:width="18.151cm" svg:height="2.698cm" svg:x="1.417cm" svg:y="1.119cm">
          <draw:text-box>
            <text:p text:style-name="P1"><text:span text:style-name="T4">A cone frostrum with a regular polygon as base</text:span></text:p>
            <text:p text:style-name="P1"><text:span text:style-name="T4">And a regular polygon as top.</text:span></text:p>
          </draw:text-box>
        </draw:frame>
        <draw:custom-shape draw:style-name="gr4" draw:text-style-name="P1" draw:layer="layout" svg:width="6.067cm" svg:height="3.13cm" svg:x="3.127cm" svg:y="13.866cm">
          <text:p/>
          <draw:enhanced-geometry svg:viewBox="0 0 21600 21600" draw:mirror-horizontal="false" draw:mirror-vertical="false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4" draw:text-style-name="P1" draw:layer="layout" svg:width="3.033cm" svg:height="1.565cm" svg:x="4.644cm" svg:y="13.262cm">
          <text:p/>
          <draw:enhanced-geometry svg:viewBox="0 0 21600 21600" draw:mirror-horizontal="false" draw:mirror-vertical="false" draw:glue-points="10800 0 0 8260 4230 21600 10800 21600 17370 21600 21600 8260" draw:text-areas="4230 5080 17370 21600" draw:type="pentagon" draw:enhanced-path="M 10800 0 L 0 8260 4230 21600 17370 21600 21600 8260 10800 0 Z N"/>
        </draw:custom-shape>
        <draw:line draw:style-name="gr6" draw:text-style-name="P1" draw:layer="layout" svg:x1="7.677cm" svg:y1="13.864cm" svg:x2="9.201cm" svg:y2="15.059cm">
          <text:p/>
        </draw:line>
        <draw:line draw:style-name="gr6" draw:text-style-name="P1" draw:layer="layout" svg:x1="7.092cm" svg:y1="14.826cm" svg:x2="7.995cm" svg:y2="16.971cm">
          <text:p/>
        </draw:line>
        <draw:line draw:style-name="gr6" draw:text-style-name="P1" draw:layer="layout" svg:x1="5.229cm" svg:y1="14.826cm" svg:x2="4.327cm" svg:y2="16.995cm">
          <text:p/>
        </draw:line>
        <draw:line draw:style-name="gr6" draw:text-style-name="P1" draw:layer="layout" svg:x1="4.631cm" svg:y1="13.864cm" svg:x2="3.132cm" svg:y2="15.059cm">
          <text:p/>
        </draw:line>
        <draw:line draw:style-name="gr6" draw:text-style-name="P1" draw:layer="layout" svg:x1="6.155cm" svg:y1="13.279cm" svg:x2="6.155cm" svg:y2="13.852cm">
          <text:p/>
        </draw:line>
        <draw:line draw:style-name="gr9" draw:text-style-name="P1" draw:layer="layout" svg:x1="4.12cm" svg:y1="14.285cm" svg:x2="4.646cm" svg:y2="13.841cm">
          <text:p/>
        </draw:line>
        <draw:polygon draw:style-name="gr13" draw:text-style-name="P1" draw:layer="layout" svg:width="1.534cm" svg:height="1.433cm" svg:x="3.137cm" svg:y="13.851cm" svg:viewBox="0 0 1535 1434" draw:points="1535,0 1535,1434 0,1212">
          <text:p/>
        </draw:polygon>
        <draw:frame draw:style-name="gr8" draw:layer="layout" svg:width="0.772cm" svg:height="0.469cm" svg:x="13.113cm" svg:y="18.814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8" draw:layer="layout" svg:width="0.675cm" svg:height="0.469cm" svg:x="13.294cm" svg:y="16.408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path draw:style-name="gr14" draw:text-style-name="P1" draw:layer="layout" svg:width="2.432cm" svg:height="3.537cm" draw:transform="rotate (-2.12563649600468) translate (11.1723038076296cm 19.2617731660787cm)" svg:viewBox="0 0 2433 3538" svg:d="m1764 1201 1 1v-25l668 572-23 20 22 20-668 572v-318h-86c-291 0-531 223-531 493 0 556-480 1002-1079 1002h-68v-493h68c308 0 548-223 548-509 0-303 151-582 386-767-234-186-385-464-385-767 0-286-240-509-548-509h-68v-493h68c599 0 1079 446 1079 1002 0 270 240 493 531 493h85z">
          <text:p/>
        </draw:path>
        <draw:custom-shape draw:style-name="gr4" draw:text-style-name="P1" draw:layer="layout" svg:width="2.741cm" svg:height="4.696cm" svg:x="6.206cm" svg:y="19.385cm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draw:style-name="gr8" draw:layer="layout" svg:width="0.421cm" svg:height="0.469cm" svg:x="5.169cm" svg:y="21.633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line draw:style-name="gr7" draw:text-style-name="P1" draw:layer="layout" svg:x1="6.483cm" svg:y1="19.17cm" svg:x2="9.296cm" svg:y2="23.938cm">
          <text:p/>
        </draw:line>
        <draw:frame draw:style-name="gr8" draw:layer="layout" svg:width="0.742cm" svg:height="0.469cm" svg:x="8.031cm" svg:y="21.133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line draw:style-name="gr7" draw:text-style-name="P1" draw:layer="layout" svg:x1="6.221cm" svg:y1="24.462cm" svg:x2="8.962cm" svg:y2="24.438cm">
          <text:p/>
        </draw:line>
        <draw:frame draw:style-name="gr8" draw:layer="layout" svg:width="1.631cm" svg:height="0.469cm" svg:x="6.695cm" svg:y="24.518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1" draw:text-style-name="P2" draw:layer="layout" svg:width="18.472cm" svg:height="1.115cm" svg:x="2.023cm" svg:y="11.788cm">
          <draw:text-box>
            <text:p text:style-name="P1"><text:span text:style-name="T1">To find </text:span><text:span text:style-name="T2">psl</text:span><text:span text:style-name="T1">, we consider the grey triangle below. <text:s/>Then it becomes clear that </text:span><text:span text:style-name="T2">psl</text:span><text:span text:style-name="T1"> is specified by </text:span><text:span text:style-name="T2">h</text:span><text:span text:style-name="T1"> and the </text:span></text:p>
            <text:p text:style-name="P1"><text:span text:style-name="T1">difference in the circumscribed circles of the bottom and the top</text:span></text:p>
          </draw:text-box>
        </draw:frame>
      </draw:page>
      <draw:page draw:name="page2" draw:style-name="dp1" draw:master-page-name="Default">
        <draw:g>
          <draw:custom-shape draw:style-name="gr1" draw:text-style-name="P1" draw:layer="layout" svg:width="1.768cm" svg:height="1.768cm" svg:x="16.099cm" svg:y="14.617cm">
            <text:p/>
            <draw:enhanced-geometry draw:mirror-horizontal="true" draw:glue-point-type="segments" draw:type="mso-spt100" draw:modifiers="-0.466821116422662 -62.8598623553881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1" draw:layer="layout" svg:width="0.988cm" svg:height="0.179cm" svg:x="16.102cm" svg:y="15.48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0.519cm" svg:height="0.96cm" svg:x="16.568cm" svg:y="14.707cm">
            <text:p/>
            <draw:enhanced-geometry svg:viewBox="0 0 21600 21600" draw:mirror-horizontal="true" draw:type="rectangle" draw:enhanced-path="M 0 0 L 21600 0 21600 21600 0 21600 0 0 Z N"/>
          </draw:custom-shape>
        </draw:g>
        <draw:frame draw:style-name="gr11" draw:text-style-name="P2" draw:layer="layout" svg:width="17.499cm" svg:height="0.683cm" svg:x="1.786cm" svg:y="1.206cm">
          <draw:text-box>
            <text:p text:style-name="P1"><text:span text:style-name="T5">The radius of the circumscribed circle of a regular polygon with </text:span><text:span text:style-name="T3">n</text:span><text:span text:style-name="T5"> edges and an edgelnength of </text:span><text:span text:style-name="T3">L</text:span><text:span text:style-name="T5"> is</text:span></text:p>
          </draw:text-box>
        </draw:frame>
        <draw:frame draw:style-name="gr8" draw:layer="layout" svg:width="2.278cm" svg:height="1.401cm" svg:x="9.517cm" svg:y="2.194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1" draw:text-style-name="P2" draw:layer="layout" svg:width="6.289cm" svg:height="0.683cm" svg:x="7.687cm" svg:y="3.907cm">
          <draw:text-box>
            <text:p text:style-name="P1"><text:span text:style-name="T5">We therefore have </text:span><text:span text:style-name="T3">tcr</text:span><text:span text:style-name="T5"> and </text:span><text:span text:style-name="T3">bcr</text:span><text:span text:style-name="T5"> as:</text:span></text:p>
          </draw:text-box>
        </draw:frame>
        <draw:frame draw:style-name="gr8" draw:layer="layout" svg:width="2.583cm" svg:height="1.401cm" svg:x="5.68cm" svg:y="4.738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11" draw:text-style-name="P2" draw:layer="layout" svg:width="1.15cm" svg:height="0.683cm" svg:x="9.888cm" svg:y="5.008cm">
          <draw:text-box>
            <text:p text:style-name="P1"><text:span text:style-name="T5">and</text:span></text:p>
          </draw:text-box>
        </draw:frame>
        <draw:frame draw:style-name="gr8" draw:layer="layout" svg:width="2.68cm" svg:height="1.401cm" svg:x="12.38cm" svg:y="4.739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11" draw:text-style-name="P2" draw:layer="layout" svg:width="5.197cm" svg:height="0.683cm" svg:x="7.688cm" svg:y="6.608cm">
          <draw:text-box>
            <text:p text:style-name="P1"><text:span text:style-name="T5">Using pythagoras we have:</text:span></text:p>
          </draw:text-box>
        </draw:frame>
        <draw:frame draw:style-name="gr8" draw:layer="layout" svg:width="4.213cm" svg:height="1.735cm" svg:x="8.211cm" svg:y="7.49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g>
          <draw:custom-shape draw:style-name="gr1" draw:text-style-name="P1" draw:layer="layout" svg:width="1.768cm" svg:height="1.768cm" svg:x="8.228cm" svg:y="13.802cm">
            <text:p/>
            <draw:enhanced-geometry draw:mirror-horizontal="true" draw:glue-point-type="segments" draw:type="mso-spt100" draw:modifiers="-0.466821116422662 -62.8598623553881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1" draw:layer="layout" svg:width="0.988cm" svg:height="0.179cm" svg:x="8.231cm" svg:y="14.66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0.519cm" svg:height="0.96cm" svg:x="8.697cm" svg:y="13.892cm">
            <text:p/>
            <draw:enhanced-geometry svg:viewBox="0 0 21600 21600" draw:mirror-horizontal="true" draw:type="rectangle" draw:enhanced-path="M 0 0 L 21600 0 21600 21600 0 21600 0 0 Z N"/>
          </draw:custom-shape>
        </draw:g>
        <draw:custom-shape draw:style-name="gr1" draw:text-style-name="P1" draw:layer="layout" svg:width="1.768cm" svg:height="1.768cm" svg:x="2.708cm" svg:y="13.799cm">
          <text:p/>
          <draw:enhanced-geometry draw:glue-point-type="segments" draw:type="mso-spt100" draw:modifiers="-0.466821116422662 -62.859862355388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0.988cm" svg:height="0.179cm" svg:x="3.485cm" svg:y="14.6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19cm" svg:height="0.96cm" svg:x="3.485cm" svg:y="13.88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51cm" svg:height="2.821cm" svg:x="3.598cm" svg:y="11.85cm">
          <text:p/>
          <draw:enhanced-geometry svg:viewBox="0 0 21600 21600" draw:mirror-horizontal="true" draw:mirror-vertical="true" draw:glue-points="?f6 10800 10800 21600 ?f5 10800 10800 0" draw:text-areas="?f3 ?f3 ?f4 ?f4" draw:type="trapezoid" draw:modifiers="5561.2394366197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7" draw:text-style-name="P1" draw:layer="layout" svg:x1="3.598cm" svg:y1="15.089cm" svg:x2="9.108cm" svg:y2="15.089cm">
          <text:p/>
        </draw:line>
        <draw:frame draw:style-name="gr8" draw:layer="layout" svg:width="0.539cm" svg:height="0.469cm" svg:x="5.977cm" svg:y="15.246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line draw:style-name="gr7" draw:text-style-name="P1" draw:layer="layout" svg:x1="4.998cm" svg:y1="11.438cm" svg:x2="7.709cm" svg:y2="11.438cm">
          <text:p/>
        </draw:line>
        <draw:frame draw:style-name="gr8" draw:layer="layout" svg:width="0.442cm" svg:height="0.469cm" svg:x="5.977cm" svg:y="10.946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line draw:style-name="gr7" draw:text-style-name="P1" draw:layer="layout" svg:x1="8.037cm" svg:y1="11.723cm" svg:x2="9.371cm" svg:y2="14.478cm">
          <text:p/>
        </draw:line>
        <draw:frame draw:style-name="gr8" draw:layer="layout" svg:width="0.742cm" svg:height="0.469cm" svg:x="8.797cm" svg:y="12.775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8" draw:layer="layout" svg:width="0.742cm" svg:height="0.469cm" svg:x="3.197cm" svg:y="12.676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8" draw:layer="layout" svg:width="0.476cm" svg:height="0.469cm" svg:x="3.824cm" svg:y="14.137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8" draw:layer="layout" svg:width="0.476cm" svg:height="0.469cm" svg:x="8.348cm" svg:y="14.092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custom-shape draw:style-name="gr1" draw:text-style-name="P1" draw:layer="layout" svg:width="1.768cm" svg:height="1.768cm" svg:x="4.132cm" svg:y="10.97cm">
          <text:p/>
          <draw:enhanced-geometry draw:glue-point-type="segments" draw:type="mso-spt100" draw:modifiers="116.727668846916 -0.03275916138918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" draw:text-style-name="P1" draw:layer="layout" svg:width="1.768cm" svg:height="1.768cm" svg:x="6.805cm" svg:y="10.97cm">
          <text:p/>
          <draw:enhanced-geometry draw:mirror-horizontal="true" draw:glue-point-type="segments" draw:type="mso-spt100" draw:modifiers="116.727668846916 -0.03275916138918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8" draw:layer="layout" svg:width="0.432cm" svg:height="0.482cm" svg:x="7.214cm" svg:y="11.975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8" draw:layer="layout" svg:width="0.432cm" svg:height="0.482cm" svg:x="5.078cm" svg:y="11.984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15" draw:text-style-name="P2" draw:layer="layout" svg:width="14.294cm" svg:height="0.687cm" svg:x="3.408cm" svg:y="9.923cm">
          <draw:text-box>
            <text:p text:style-name="P1"><text:span text:style-name="T5">To calculate </text:span><text:span text:style-name="T6">α</text:span><text:span text:style-name="T7"> </text:span><text:span text:style-name="T8">and </text:span><text:span text:style-name="T3">β</text:span><text:span text:style-name="T8">we consider the trapezoid where we now know </text:span><text:span text:style-name="T9">tl</text:span><text:span text:style-name="T8">, </text:span><text:span text:style-name="T9">bl</text:span><text:span text:style-name="T8"> and </text:span><text:span text:style-name="T9">psl</text:span><text:span text:style-name="T8">:</text:span></text:p>
          </draw:text-box>
        </draw:frame>
        <draw:line draw:style-name="gr7" draw:text-style-name="P1" draw:layer="layout" svg:x1="13.853cm" svg:y1="10.817cm" svg:x2="13.853cm" svg:y2="15.584cm">
          <text:p/>
        </draw:line>
        <draw:custom-shape draw:style-name="gr4" draw:text-style-name="P1" draw:layer="layout" svg:width="2.741cm" svg:height="4.696cm" svg:x="14.291cm" svg:y="10.817cm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draw:style-name="gr8" draw:layer="layout" svg:width="0.849cm" svg:height="0.469cm" svg:x="12.944cm" svg:y="13.137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line draw:style-name="gr7" draw:text-style-name="P1" draw:layer="layout" svg:x1="14.568cm" svg:y1="10.602cm" svg:x2="17.381cm" svg:y2="15.37cm">
          <text:p/>
        </draw:line>
        <draw:frame draw:style-name="gr8" draw:layer="layout" svg:width="0.742cm" svg:height="0.469cm" svg:x="16.116cm" svg:y="12.565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line draw:style-name="gr7" draw:text-style-name="P1" draw:layer="layout" svg:x1="14.306cm" svg:y1="15.894cm" svg:x2="17.047cm" svg:y2="15.87cm">
          <text:p/>
        </draw:line>
        <draw:frame draw:style-name="gr8" draw:layer="layout" svg:width="1.328cm" svg:height="1.002cm" svg:x="14.78cm" svg:y="15.95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custom-shape draw:style-name="gr1" draw:text-style-name="P1" draw:layer="layout" svg:width="1.979cm" svg:height="0.882cm" svg:x="10.515cm" svg:y="12.77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8" draw:layer="layout" svg:width="0.476cm" svg:height="0.469cm" svg:x="16.275cm" svg:y="14.971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line draw:style-name="gr6" draw:text-style-name="P1" draw:layer="layout" svg:x1="7.69cm" svg:y1="11.869cm" svg:x2="7.625cm" svg:y2="14.668cm">
          <text:p/>
        </draw:line>
        <draw:frame draw:style-name="gr8" draw:layer="layout" svg:width="0.849cm" svg:height="0.469cm" svg:x="6.822cm" svg:y="13.313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polygon draw:style-name="gr16" draw:text-style-name="P1" draw:layer="layout" svg:width="1.459cm" svg:height="2.818cm" svg:x="7.638cm" svg:y="11.851cm" svg:viewBox="0 0 1460 2819" draw:points="1460,2819 51,0 0,2819">
          <text:p/>
        </draw:polygon>
        <draw:frame draw:style-name="gr11" draw:text-style-name="P2" draw:layer="layout" svg:width="5.734cm" svg:height="0.687cm" svg:x="7.689cm" svg:y="16.309cm">
          <draw:text-box>
            <text:p text:style-name="P1"><text:span text:style-name="T5">The sinerelation gives us </text:span><text:span text:style-name="T6">α</text:span><text:span text:style-name="T7"> </text:span><text:span text:style-name="T8">as:</text:span></text:p>
          </draw:text-box>
        </draw:frame>
        <draw:frame draw:style-name="gr8" draw:layer="layout" svg:width="2.983cm" svg:height="1.101cm" svg:x="8.912cm" svg:y="17.191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11" draw:text-style-name="P2" draw:layer="layout" svg:width="6.349cm" svg:height="0.683cm" svg:x="7.893cm" svg:y="18.588cm">
          <draw:text-box>
            <text:p text:style-name="P1"><text:span text:style-name="T5">where pythagoras defines </text:span><text:span text:style-name="T3">opp</text:span><text:span text:style-name="T5"> as:</text:span></text:p>
          </draw:text-box>
        </draw:frame>
        <draw:frame draw:style-name="gr8" draw:layer="layout" svg:width="4.333cm" svg:height="2.954cm" svg:x="8.416cm" svg:y="19.47cm">
          <draw:object xlink:href="./Object 37" xlink:type="simple" xlink:show="embed" xlink:actuate="onLoad"/>
          <draw:image xlink:href="./ObjectReplacements/Object 37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-564 902h1131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8-15T11:20:51</meta:creation-date>
    <meta:print-date>2012-08-15T11:29:18</meta:print-date>
    <dc:date>2012-08-16T14:53:26</dc:date>
    <meta:editing-duration>PT5H24M37S</meta:editing-duration>
    <meta:editing-cycles>13</meta:editing-cycles>
    <meta:generator>LibreOffice/3.3$Unix LibreOffice_project/330m19$Build-401</meta:generator>
    <meta:document-statistic meta:object-count="120"/>
  </office:meta>
</office:document-meta>
</file>

<file path=Object 1/content.xml><?xml version="1.0" encoding="utf-8"?>
<math xmlns="http://www.w3.org/1998/Math/MathML">
  <semantics>
    <mi mathvariant="italic">bl</mi>
    <annotation encoding="StarMath 5.0">bl</annotation>
  </semantics>
</math>
</file>

<file path=Object 10/content.xml><?xml version="1.0" encoding="utf-8"?>
<math xmlns="http://www.w3.org/1998/Math/MathML">
  <semantics>
    <mo stretchy="false">β</mo>
    <annotation encoding="StarMath 5.0">%beta</annotation>
  </semantics>
</math>
</file>

<file path=Object 11/content.xml><?xml version="1.0" encoding="utf-8"?>
<math xmlns="http://www.w3.org/1998/Math/MathML">
  <semantics>
    <mo stretchy="false">β</mo>
    <annotation encoding="StarMath 5.0">%beta</annotation>
  </semantics>
</math>
</file>

<file path=Object 12/content.xml><?xml version="1.0" encoding="utf-8"?>
<math xmlns="http://www.w3.org/1998/Math/MathML">
  <semantics>
    <mi>h</mi>
    <annotation encoding="StarMath 5.0">h</annotation>
  </semantics>
</math>
</file>

<file path=Object 13/content.xml><?xml version="1.0" encoding="utf-8"?>
<math xmlns="http://www.w3.org/1998/Math/MathML">
  <semantics>
    <mi mathvariant="italic">psl</mi>
    <annotation encoding="StarMath 5.0">psl</annotation>
  </semantics>
</math>
</file>

<file path=Object 14/content.xml><?xml version="1.0" encoding="utf-8"?>
<math xmlns="http://www.w3.org/1998/Math/MathML">
  <semantics>
    <mi mathvariant="italic">bcr</mi>
    <annotation encoding="StarMath 5.0">bcr</annotation>
  </semantics>
</math>
</file>

<file path=Object 16/content.xml><?xml version="1.0" encoding="utf-8"?>
<math xmlns="http://www.w3.org/1998/Math/MathML">
  <semantics>
    <mi mathvariant="italic">tcr</mi>
    <annotation encoding="StarMath 5.0">tcr</annotation>
  </semantics>
</math>
</file>

<file path=Object 17/content.xml><?xml version="1.0" encoding="utf-8"?>
<math xmlns="http://www.w3.org/1998/Math/MathML">
  <semantics>
    <mrow>
      <mi mathvariant="italic">bcr</mi>
      <mo stretchy="false">−</mo>
      <mi mathvariant="italic">tcr</mi>
    </mrow>
    <annotation encoding="StarMath 5.0">bcr - tcr</annotation>
  </semantics>
</math>
</file>

<file path=Object 18/content.xml><?xml version="1.0" encoding="utf-8"?>
<math xmlns="http://www.w3.org/1998/Math/MathML">
  <semantics>
    <mrow>
      <mi>r</mi>
      <mo stretchy="false">=</mo>
      <mfrac>
        <mi>L</mi>
        <mrow>
          <mn>2</mn>
          <mi>sin</mi>
          <mfenced open="(" close=")">
            <mfrac>
              <mo stretchy="false">π</mo>
              <mi>n</mi>
            </mfrac>
          </mfenced>
        </mrow>
      </mfrac>
    </mrow>
    <annotation encoding="StarMath 5.0">r = L over { 2 sin left( %pi over n right )}</annotation>
  </semantics>
</math>
</file>

<file path=Object 2/content.xml><?xml version="1.0" encoding="utf-8"?>
<math xmlns="http://www.w3.org/1998/Math/MathML">
  <semantics>
    <mi mathvariant="italic">tl</mi>
    <annotation encoding="StarMath 5.0">tl</annotation>
  </semantics>
</math>
</file>

<file path=Object 20/content.xml><?xml version="1.0" encoding="utf-8"?>
<math xmlns="http://www.w3.org/1998/Math/MathML">
  <semantics>
    <mrow>
      <mi mathvariant="italic">tcr</mi>
      <mo stretchy="false">=</mo>
      <mfrac>
        <mi mathvariant="italic">tl</mi>
        <mrow>
          <mn>2</mn>
          <mi>sin</mi>
          <mfenced open="(" close=")">
            <mfrac>
              <mo stretchy="false">π</mo>
              <mi>n</mi>
            </mfrac>
          </mfenced>
        </mrow>
      </mfrac>
    </mrow>
    <annotation encoding="StarMath 5.0">tcr = tl over { 2 sin left( %pi over n right )}</annotation>
  </semantics>
</math>
</file>

<file path=Object 21/content.xml><?xml version="1.0" encoding="utf-8"?>
<math xmlns="http://www.w3.org/1998/Math/MathML">
  <semantics>
    <mrow>
      <mi mathvariant="italic">bcr</mi>
      <mo stretchy="false">=</mo>
      <mfrac>
        <mi mathvariant="italic">bl</mi>
        <mrow>
          <mn>2</mn>
          <mi>sin</mi>
          <mfenced open="(" close=")">
            <mfrac>
              <mo stretchy="false">π</mo>
              <mi>n</mi>
            </mfrac>
          </mfenced>
        </mrow>
      </mfrac>
    </mrow>
    <annotation encoding="StarMath 5.0">bcr = bl over { 2 sin left( %pi over n right )}</annotation>
  </semantics>
</math>
</file>

<file path=Object 22/content.xml><?xml version="1.0" encoding="utf-8"?>
<math xmlns="http://www.w3.org/1998/Math/MathML">
  <semantics>
    <mtable>
      <mtr>
        <mtd>
          <mrow>
            <msup>
              <mi mathvariant="italic">psl</mi>
              <mn>2</mn>
            </msup>
            <mo stretchy="false">=</mo>
            <mrow>
              <msup>
                <mi>h</mi>
                <mn>2</mn>
              </msup>
              <mo stretchy="false">+</mo>
              <msup>
                <mrow>
                  <mo stretchy="false">(</mo>
                  <mrow>
                    <mi mathvariant="italic">bcr</mi>
                    <mo stretchy="false">−</mo>
                    <mi mathvariant="italic">tcr</mi>
                  </mrow>
                  <mo stretchy="false">)</mo>
                </mrow>
                <mn>2</mn>
              </msup>
            </mrow>
          </mrow>
        </mtd>
      </mtr>
      <mtr>
        <mtd>
          <mo stretchy="false">→</mo>
        </mtd>
      </mtr>
      <mtr>
        <mtd>
          <mrow>
            <mi mathvariant="italic">psl</mi>
            <mo stretchy="false">=</mo>
            <msqrt>
              <mfenced open="(" close=")">
                <mrow>
                  <msup>
                    <mi>h</mi>
                    <mn>2</mn>
                  </msup>
                  <mo stretchy="false">+</mo>
                  <msup>
                    <mrow>
                      <mo stretchy="false">(</mo>
                      <mrow>
                        <mi mathvariant="italic">bcr</mi>
                        <mo stretchy="false">−</mo>
                        <mi mathvariant="italic">tcr</mi>
                      </mrow>
                      <mo stretchy="false">)</mo>
                    </mrow>
                    <mn>2</mn>
                  </msup>
                </mrow>
              </mfenced>
            </msqrt>
          </mrow>
        </mtd>
      </mtr>
    </mtable>
    <annotation encoding="StarMath 5.0">psl^2 = h^2 + (bcr - tcr) ^2 
newline
rightarrow
newline
psl = sqrt left( h^2 + (bcr - tcr) ^2  right)</annotation>
  </semantics>
</math>
</file>

<file path=Object 23/content.xml><?xml version="1.0" encoding="utf-8"?>
<math xmlns="http://www.w3.org/1998/Math/MathML">
  <semantics>
    <mi mathvariant="italic">bl</mi>
    <annotation encoding="StarMath 5.0">bl</annotation>
  </semantics>
</math>
</file>

<file path=Object 24/content.xml><?xml version="1.0" encoding="utf-8"?>
<math xmlns="http://www.w3.org/1998/Math/MathML">
  <semantics>
    <mi mathvariant="italic">tl</mi>
    <annotation encoding="StarMath 5.0">tl</annotation>
  </semantics>
</math>
</file>

<file path=Object 25/content.xml><?xml version="1.0" encoding="utf-8"?>
<math xmlns="http://www.w3.org/1998/Math/MathML">
  <semantics>
    <mi mathvariant="italic">psl</mi>
    <annotation encoding="StarMath 5.0">psl</annotation>
  </semantics>
</math>
</file>

<file path=Object 26/content.xml><?xml version="1.0" encoding="utf-8"?>
<math xmlns="http://www.w3.org/1998/Math/MathML">
  <semantics>
    <mi mathvariant="italic">psl</mi>
    <annotation encoding="StarMath 5.0">psl</annotation>
  </semantics>
</math>
</file>

<file path=Object 27/content.xml><?xml version="1.0" encoding="utf-8"?>
<math xmlns="http://www.w3.org/1998/Math/MathML">
  <semantics>
    <mo stretchy="false">α</mo>
    <annotation encoding="StarMath 5.0">%alpha</annotation>
  </semantics>
</math>
</file>

<file path=Object 28/content.xml><?xml version="1.0" encoding="utf-8"?>
<math xmlns="http://www.w3.org/1998/Math/MathML">
  <semantics>
    <mo stretchy="false">α</mo>
    <annotation encoding="StarMath 5.0">%alpha</annotation>
  </semantics>
</math>
</file>

<file path=Object 29/content.xml><?xml version="1.0" encoding="utf-8"?>
<math xmlns="http://www.w3.org/1998/Math/MathML">
  <semantics>
    <mo stretchy="false">β</mo>
    <annotation encoding="StarMath 5.0">%beta</annotation>
  </semantics>
</math>
</file>

<file path=Object 3/content.xml><?xml version="1.0" encoding="utf-8"?>
<math xmlns="http://www.w3.org/1998/Math/MathML">
  <semantics>
    <mi>h</mi>
    <annotation encoding="StarMath 5.0">h</annotation>
  </semantics>
</math>
</file>

<file path=Object 30/content.xml><?xml version="1.0" encoding="utf-8"?>
<math xmlns="http://www.w3.org/1998/Math/MathML">
  <semantics>
    <mo stretchy="false">β</mo>
    <annotation encoding="StarMath 5.0">%beta</annotation>
  </semantics>
</math>
</file>

<file path=Object 31/content.xml><?xml version="1.0" encoding="utf-8"?>
<math xmlns="http://www.w3.org/1998/Math/MathML">
  <semantics>
    <mi mathvariant="italic">opp</mi>
    <annotation encoding="StarMath 5.0">opp</annotation>
  </semantics>
</math>
</file>

<file path=Object 32/content.xml><?xml version="1.0" encoding="utf-8"?>
<math xmlns="http://www.w3.org/1998/Math/MathML">
  <semantics>
    <mi mathvariant="italic">psl</mi>
    <annotation encoding="StarMath 5.0">psl</annotation>
  </semantics>
</math>
</file>

<file path=Object 33/content.xml><?xml version="1.0" encoding="utf-8"?>
<math xmlns="http://www.w3.org/1998/Math/MathML">
  <semantics>
    <mfrac>
      <mrow>
        <mi mathvariant="italic">bl</mi>
        <mo stretchy="false">−</mo>
        <mi mathvariant="italic">tc</mi>
      </mrow>
      <mn>2</mn>
    </mfrac>
    <annotation encoding="StarMath 5.0">{bl - tc} over 2</annotation>
  </semantics>
</math>
</file>

<file path=Object 34/content.xml><?xml version="1.0" encoding="utf-8"?>
<math xmlns="http://www.w3.org/1998/Math/MathML">
  <semantics>
    <mo stretchy="false">α</mo>
    <annotation encoding="StarMath 5.0">%alpha</annotation>
  </semantics>
</math>
</file>

<file path=Object 35/content.xml><?xml version="1.0" encoding="utf-8"?>
<math xmlns="http://www.w3.org/1998/Math/MathML">
  <semantics>
    <mi mathvariant="italic">opp</mi>
    <annotation encoding="StarMath 5.0">opp</annotation>
  </semantics>
</math>
</file>

<file path=Object 36/content.xml><?xml version="1.0" encoding="utf-8"?>
<math xmlns="http://www.w3.org/1998/Math/MathML">
  <semantics>
    <mrow>
      <mrow>
        <mo stretchy="false">α</mo>
        <mo stretchy="false">=</mo>
        <mi>arcsin</mi>
      </mrow>
      <mfenced open="(" close=")">
        <mfrac>
          <mi mathvariant="italic">opp</mi>
          <mi mathvariant="italic">psl</mi>
        </mfrac>
      </mfenced>
    </mrow>
    <annotation encoding="StarMath 5.0">%alpha = arcsin left( opp over psl right)</annotation>
  </semantics>
</math>
</file>

<file path=Object 37/content.xml><?xml version="1.0" encoding="utf-8"?>
<math xmlns="http://www.w3.org/1998/Math/MathML">
  <semantics>
    <mtable>
      <mtr>
        <mtd>
          <mrow>
            <msup>
              <mi mathvariant="italic">psl</mi>
              <mn>2</mn>
            </msup>
            <mo stretchy="false">=</mo>
            <mrow>
              <msup>
                <mi mathvariant="italic">opp</mi>
                <mn>2</mn>
              </msup>
              <mo stretchy="false">+</mo>
              <msup>
                <mfenced open="(" close=")">
                  <mfrac>
                    <mrow>
                      <mi mathvariant="italic">bl</mi>
                      <mo stretchy="false">−</mo>
                      <mi mathvariant="italic">tl</mi>
                    </mrow>
                    <mn>2</mn>
                  </mfrac>
                </mfenced>
                <mn>2</mn>
              </msup>
            </mrow>
          </mrow>
        </mtd>
      </mtr>
      <mtr>
        <mtd>
          <mo stretchy="false">→</mo>
        </mtd>
      </mtr>
      <mtr>
        <mtd>
          <mrow>
            <mi mathvariant="italic">opp</mi>
            <mo stretchy="false">=</mo>
            <msqrt>
              <mfenced open="(" close=")">
                <mrow>
                  <msup>
                    <mi mathvariant="italic">psl</mi>
                    <mn>2</mn>
                  </msup>
                  <mo stretchy="false">−</mo>
                  <msup>
                    <mfenced open="(" close=")">
                      <mfrac>
                        <mrow>
                          <mi mathvariant="italic">bl</mi>
                          <mo stretchy="false">−</mo>
                          <mi mathvariant="italic">tl</mi>
                        </mrow>
                        <mn>2</mn>
                      </mfrac>
                    </mfenced>
                    <mn>2</mn>
                  </msup>
                </mrow>
              </mfenced>
            </msqrt>
          </mrow>
        </mtd>
      </mtr>
    </mtable>
    <annotation encoding="StarMath 5.0">psl^2 = opp^2 + left( {bl-tl} over 2 right) ^2 
newline
rightarrow
newline
opp = sqrt left( psl^2 - left( {bl-tl} over 2 right) ^2 right)</annotation>
  </semantics>
</math>
</file>

<file path=Object 4/content.xml><?xml version="1.0" encoding="utf-8"?>
<math xmlns="http://www.w3.org/1998/Math/MathML">
  <semantics>
    <mi mathvariant="italic">bl</mi>
    <annotation encoding="StarMath 5.0">bl</annotation>
  </semantics>
</math>
</file>

<file path=Object 5/content.xml><?xml version="1.0" encoding="utf-8"?>
<math xmlns="http://www.w3.org/1998/Math/MathML">
  <semantics>
    <mi mathvariant="italic">tl</mi>
    <annotation encoding="StarMath 5.0">tl</annotation>
  </semantics>
</math>
</file>

<file path=Object 6/content.xml><?xml version="1.0" encoding="utf-8"?>
<math xmlns="http://www.w3.org/1998/Math/MathML">
  <semantics>
    <mi mathvariant="italic">psl</mi>
    <annotation encoding="StarMath 5.0">psl</annotation>
  </semantics>
</math>
</file>

<file path=Object 7/content.xml><?xml version="1.0" encoding="utf-8"?>
<math xmlns="http://www.w3.org/1998/Math/MathML">
  <semantics>
    <mi mathvariant="italic">psl</mi>
    <annotation encoding="StarMath 5.0">psl</annotation>
  </semantics>
</math>
</file>

<file path=Object 8/content.xml><?xml version="1.0" encoding="utf-8"?>
<math xmlns="http://www.w3.org/1998/Math/MathML">
  <semantics>
    <mo stretchy="false">α</mo>
    <annotation encoding="StarMath 5.0">%alpha</annotation>
  </semantics>
</math>
</file>

<file path=Object 9/content.xml><?xml version="1.0" encoding="utf-8"?>
<math xmlns="http://www.w3.org/1998/Math/MathML">
  <semantics>
    <mo stretchy="false">α</mo>
    <annotation encoding="StarMath 5.0">%alpha</annotation>
  </semantics>
</math>
</file>